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Webdings" svg:font-family="Web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6.539cm" fo:min-width="1.484cm"/>
    </style:style>
    <style:style style:name="gr2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6.539cm" fo:min-width="37.407cm" style:protect="position size"/>
    </style:style>
    <style:style style:name="gr3" style:family="graphic" style:parent-style-name="standard">
      <style:graphic-properties svg:stroke-width="0.106cm" svg:stroke-color="#999999" draw:marker-start-width="0.359cm" draw:marker-end-width="0.359cm" draw:fill="none" draw:fill-color="#dddddd" draw:opacity="50%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4" style:family="graphic" style:parent-style-name="standard">
      <style:graphic-properties svg:stroke-width="0.106cm" svg:stroke-color="#999999" draw:marker-start-width="0.359cm" draw:marker-end-width="0.359cm" draw:fill-color="#eeeeee" draw:opacity="50%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5" style:family="graphic" style:parent-style-name="standard">
      <style:graphic-properties svg:stroke-width="0.106cm" svg:stroke-color="#999999" draw:marker-start-width="0.359cm" draw:marker-end-width="0.359cm" draw:fill-color="#ccff99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999999" draw:marker-start-width="0.359cm" draw:marker-end-width="0.359cm" draw:fill-color="#666666" draw:opacity="50%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7" style:family="graphic" style:parent-style-name="standard">
      <style:graphic-properties svg:stroke-width="0.106cm" svg:stroke-color="#999999" draw:marker-start-width="0.359cm" draw:marker-end-width="0.359cm" draw:fill="solid" draw:fill-color="#666666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999999" draw:marker-start-width="0.359cm" draw:marker-end-width="0.359cm" draw:fill-color="#ffff66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999999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999999" draw:marker-start-width="0.359cm" draw:marker-end-width="0.359cm" draw:fill-color="#ffffff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11" style:family="graphic" style:parent-style-name="standard">
      <style:graphic-properties svg:stroke-width="0.106cm" svg:stroke-color="#999999" draw:marker-start-width="0.359cm" draw:marker-end-width="0.359cm" draw:fill="solid" draw:fill-color="#666666" draw:textarea-horizontal-align="justify" draw:textarea-vertical-align="middle" draw:auto-grow-height="false" fo:min-height="1.183cm" fo:min-width="9.545cm" fo:padding-top="0.178cm" fo:padding-bottom="0.178cm" fo:padding-left="0.303cm" fo:padding-right="0.303cm" style:protect="position 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1.729cm"/>
    </style:style>
    <style:style style:name="gr13" style:family="graphic" style:parent-style-name="standard">
      <style:graphic-properties draw:stroke="none" draw:fill="solid" draw:fill-color="#00cc00" draw:textarea-horizontal-align="left" draw:textarea-vertical-align="middle" draw:auto-grow-width="true" fo:min-height="2.82cm" fo:min-width="2.82cm" fo:padding-top="0cm" fo:padding-bottom="0cm" fo:padding-left="0cm" fo:padding-right="0cm" draw:shadow="hidden"/>
    </style:style>
    <style:style style:name="gr14" style:family="graphic" style:parent-style-name="standard">
      <style:graphic-properties draw:stroke="none" draw:fill="solid" draw:fill-color="#00cc00" draw:textarea-horizontal-align="center" draw:textarea-vertical-align="middle" fo:min-height="2.826cm" draw:shadow="hidden"/>
    </style:style>
    <style:style style:name="gr15" style:family="graphic" style:parent-style-name="standard">
      <style:graphic-properties svg:stroke-width="0.106cm" svg:stroke-color="#999999" draw:marker-start-width="0.359cm" draw:marker-end-width="0.359cm" draw:fill-color="#66ff66" draw:textarea-horizontal-align="justify" draw:textarea-vertical-align="middle" draw:auto-grow-height="false" fo:min-height="1.183cm" fo:min-width="9.545cm" fo:padding-top="0.178cm" fo:padding-bottom="0.178cm" fo:padding-left="0.303cm" fo:padding-right="0.303cm" draw:shadow="visible"/>
    </style:style>
    <style:style style:name="gr16" style:family="graphic" style:parent-style-name="standard">
      <style:graphic-properties svg:stroke-width="0.106cm" svg:stroke-color="#999999" draw:marker-start-width="0.359cm" draw:marker-end-width="0.359cm" draw:fill-color="#ffffcc" draw:textarea-horizontal-align="justify" draw:textarea-vertical-align="middle" draw:auto-grow-height="false" fo:min-height="1.183cm" fo:min-width="9.545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999999" draw:marker-start-width="0.359cm" draw:marker-end-width="0.359cm" draw:fill-color="#ffcc00" draw:textarea-horizontal-align="justify" draw:textarea-vertical-align="middle" draw:auto-grow-height="false" fo:min-height="1.183cm" fo:min-width="9.545cm" fo:padding-top="0.178cm" fo:padding-bottom="0.178cm" fo:padding-left="0.303cm" fo:padding-right="0.303cm" draw:shadow="visible"/>
    </style:style>
    <style:style style:name="gr18" style:family="graphic" style:parent-style-name="standard">
      <style:graphic-properties draw:stroke="none" svg:stroke-color="#000000" draw:fill="solid" draw:fill-color="#ff3333" draw:textarea-horizontal-align="left" draw:textarea-vertical-align="middle" draw:auto-grow-height="true" draw:auto-grow-width="true" fo:min-height="1.695cm" fo:min-width="1.695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dddddd" draw:opacity="50%"/>
      <style:paragraph-properties fo:text-align="center"/>
      <style:text-properties style:font-name="Liberation Mono1" fo:font-size="36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  <style:text-properties fo:color="#999999" style:font-name="Liberation Mono1" fo:font-size="36pt" style:font-size-asian="40pt" style:font-size-complex="40pt"/>
    </style:style>
    <style:style style:name="P5" style:family="paragraph">
      <loext:graphic-properties draw:fill-color="#ccff99"/>
      <style:paragraph-properties fo:text-align="center"/>
      <style:text-properties style:font-name="Liberation Mono1" fo:font-size="36pt" style:font-size-asian="40pt" style:font-size-complex="40pt"/>
    </style:style>
    <style:style style:name="P6" style:family="paragraph">
      <loext:graphic-properties draw:fill-color="#666666" draw:opacity="50%"/>
      <style:paragraph-properties fo:text-align="center"/>
      <style:text-properties fo:color="#ffffff" style:font-name="Liberation Mono1" fo:font-size="36pt" style:font-size-asian="40pt" style:font-size-complex="40pt"/>
    </style:style>
    <style:style style:name="P7" style:family="paragraph">
      <loext:graphic-properties draw:fill="solid" draw:fill-color="#666666"/>
      <style:paragraph-properties fo:text-align="center"/>
      <style:text-properties style:font-name="Liberation Mono1" fo:font-size="36pt" style:font-size-asian="40pt" style:font-size-complex="40pt"/>
    </style:style>
    <style:style style:name="P8" style:family="paragraph">
      <loext:graphic-properties draw:fill-color="#ffff66"/>
      <style:paragraph-properties fo:text-align="center"/>
      <style:text-properties style:font-name="Liberation Mono1" fo:font-size="36pt" style:font-size-asian="40pt" style:font-size-complex="40pt"/>
    </style:style>
    <style:style style:name="P9" style:family="paragraph">
      <loext:graphic-properties draw:fill="solid" draw:fill-color="#666666"/>
      <style:paragraph-properties fo:text-align="center"/>
      <style:text-properties fo:color="#ffffff" style:font-name="Liberation Mono1" fo:font-size="36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Liberation Mono1" fo:font-size="36pt" style:font-size-asian="40pt" style:font-size-complex="40pt"/>
    </style:style>
    <style:style style:name="P12" style:family="paragraph">
      <loext:graphic-properties draw:fill="none" draw:fill-color="#ffffff"/>
      <style:text-properties fo:font-size="88pt" style:font-size-asian="88pt" style:font-size-complex="88pt"/>
    </style:style>
    <style:style style:name="P13" style:family="paragraph">
      <loext:graphic-properties draw:fill="solid" draw:fill-color="#00cc00"/>
      <style:paragraph-properties fo:text-align="center"/>
      <style:text-properties fo:color="#00cc00" style:text-outline="false" style:text-line-through-style="none" style:text-line-through-type="none" style:font-name="Webdings" fo:font-size="80pt" fo:font-style="normal" fo:text-shadow="none" style:text-underline-style="none" fo:font-weight="normal" style:text-underline-mode="continuous" style:text-overline-mode="continuous" style:text-line-through-mode="continuous" style:font-name-asian="Webdings" style:font-size-asian="80pt" style:font-name-complex="Webdings" style:font-size-complex="80pt" style:text-scale="100%" style:text-overline-style="none" style:text-overline-color="font-color"/>
    </style:style>
    <style:style style:name="P14" style:family="paragraph">
      <loext:graphic-properties draw:fill="solid" draw:fill-color="#00cc00"/>
      <style:paragraph-properties fo:text-align="center"/>
    </style:style>
    <style:style style:name="P15" style:family="paragraph">
      <loext:graphic-properties draw:fill-color="#66ff66"/>
      <style:paragraph-properties fo:text-align="center"/>
      <style:text-properties style:font-name="Liberation Mono1" fo:font-size="36pt" style:font-size-asian="40pt" style:font-size-complex="40pt"/>
    </style:style>
    <style:style style:name="P16" style:family="paragraph">
      <loext:graphic-properties draw:fill="solid" draw:fill-color="#00cc00"/>
      <style:paragraph-properties fo:text-align="center"/>
      <style:text-properties fo:font-size="18pt"/>
    </style:style>
    <style:style style:name="P17" style:family="paragraph">
      <loext:graphic-properties draw:fill-color="#ffffcc"/>
      <style:paragraph-properties fo:text-align="center"/>
      <style:text-properties style:font-name="Liberation Mono1" fo:font-size="36pt" style:font-size-asian="40pt" style:font-size-complex="40pt"/>
    </style:style>
    <style:style style:name="P18" style:family="paragraph">
      <loext:graphic-properties draw:fill-color="#ffcc00"/>
      <style:paragraph-properties fo:text-align="center"/>
      <style:text-properties style:font-name="Liberation Mono1" fo:font-size="36pt" style:font-size-asian="40pt" style:font-size-complex="40pt"/>
    </style:style>
    <style:style style:name="P19" style:family="paragraph">
      <loext:graphic-properties draw:fill="solid" draw:fill-color="#ff3333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loext:graphic-properties draw:fill="solid" draw:fill-color="#ff3333"/>
      <style:paragraph-properties fo:text-align="center"/>
      <style:text-properties fo:font-size="48pt" style:font-size-asian="48pt" style:font-size-complex="48pt"/>
    </style:style>
    <style:style style:name="T1" style:family="text">
      <style:text-properties fo:color="#999999" style:font-name="Liberation Mono1" fo:font-size="36pt" style:font-size-asian="40pt" style:font-size-complex="40pt"/>
    </style:style>
    <style:style style:name="T2" style:family="text">
      <style:text-properties style:font-name="Liberation Mono1" fo:font-size="36pt" style:font-size-asian="40pt" style:font-size-complex="40pt"/>
    </style:style>
    <style:style style:name="T3" style:family="text">
      <style:text-properties fo:color="#ffffff" style:font-name="Liberation Mono1" fo:font-size="36pt" style:font-size-asian="40pt" style:font-size-complex="40pt"/>
    </style:style>
    <style:style style:name="T4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0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5.3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8.416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9.955cm">
          <text:p text:style-name="P3"><text:span text:style-name="T2">Pág 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6.8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3.5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5.1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2.0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3.7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51cm" svg:height="1.539cm" svg:x="2.383cm" svg:y="2.2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0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0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0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0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0" draw:layer="layout" draw:type="line" svg:x1="25.516cm" svg:y1="-2.054cm" svg:x2="22.744cm" svg:y2="-8.466cm" svg:d="M25516-2054l-2772-6412" svg:viewBox="0 0 2773 6413">
          <text:p/>
        </draw:connector>
        <draw:custom-shape draw:style-name="gr5" draw:text-style-name="P5" draw:layer="layout" svg:width="10.151cm" svg:height="1.539cm" svg:x="16.139cm" svg:y="7.245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8.78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11.926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3.6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6.7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5.1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151cm" svg:height="1.539cm" svg:x="29.062cm" svg:y="12.117cm">
          <text:p text:style-name="P3"><text:span text:style-name="T3">Intercambio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229cm" svg:height="3.718cm" svg:x="29.7cm" svg:y="-2.213cm">
          <draw:text-box>
            <text:p><text:span text:style-name="T4">0</text:span></text:p>
          </draw:text-box>
        </draw:frame>
        <draw:g>
          <draw:path draw:style-name="gr13" draw:text-style-name="P13" draw:layer="layout" svg:width="1.234cm" svg:height="1.322cm" svg:x="11.026cm" svg:y="5.573cm" svg:viewBox="0 0 1235 1323" svg:d="M1235 529c-265 265-529 529-794 794-147-147-294-294-441-441 0-176 0-353 0-529 147 146 294 293 441 439 265-264 529-528 794-792 0 176 0 353 0 529z">
            <text:p/>
          </draw:path>
          <draw:path draw:style-name="gr13" draw:text-style-name="P13" draw:layer="layout" svg:width="1.234cm" svg:height="1.322cm" svg:x="11.026cm" svg:y="15.327cm" svg:viewBox="0 0 1235 1323" svg:d="M1235 529c-265 265-529 529-794 794-147-147-294-294-441-441 0-176 0-353 0-529 147 146 294 293 441 439 265-264 529-528 794-792 0 176 0 353 0 529z">
            <text:p/>
          </draw:path>
          <draw:path draw:style-name="gr13" draw:text-style-name="P13" draw:layer="layout" svg:width="1.234cm" svg:height="1.322cm" svg:x="11.026cm" svg:y="16.781cm" svg:viewBox="0 0 1235 1323" svg:d="M1235 529c-265 265-529 529-794 794-147-147-294-294-441-441 0-176 0-353 0-529 147 146 294 293 441 439 265-264 529-528 794-792 0 176 0 353 0 529z">
            <text:p/>
          </draw:path>
        </draw:g>
      </draw:page>
      <draw:page draw:name="1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5.3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8.416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9.955cm">
          <text:p text:style-name="P3"><text:span text:style-name="T2">Pág 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3.5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5.1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2.0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3.7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51cm" svg:height="1.539cm" svg:x="2.383cm" svg:y="2.2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0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0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0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0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0" draw:layer="layout" draw:type="line" svg:x1="25.516cm" svg:y1="-2.054cm" svg:x2="22.744cm" svg:y2="-8.466cm" svg:d="M25516-2054l-2772-6412" svg:viewBox="0 0 2773 6413">
          <text:p/>
        </draw:connector>
        <draw:custom-shape draw:style-name="gr5" draw:text-style-name="P5" draw:layer="layout" svg:width="10.151cm" svg:height="1.539cm" svg:x="16.139cm" svg:y="7.245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8.78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11.926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3.6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6.7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5.1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151cm" svg:height="1.539cm" svg:x="29.062cm" svg:y="12.117cm">
          <text:p text:style-name="P3"><text:span text:style-name="T3">Intercambio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229cm" svg:height="3.718cm" svg:x="29.701cm" svg:y="-2.213cm">
          <draw:text-box>
            <text:p><text:span text:style-name="T4">1</text:span></text:p>
          </draw:text-box>
        </draw:frame>
        <draw:path draw:style-name="gr14" draw:text-style-name="P14" draw:layer="layout" svg:width="1.234cm" svg:height="1.322cm" svg:x="11.026cm" svg:y="5.574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4" draw:layer="layout" svg:width="1.234cm" svg:height="1.322cm" svg:x="11.026cm" svg:y="15.329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4" draw:layer="layout" svg:width="1.234cm" svg:height="1.322cm" svg:x="11.026cm" svg:y="16.783cm" svg:viewBox="0 0 1235 1323" svg:d="M1235 529c-265 265-529 529-794 794-147-147-294-294-441-441 0-176 0-353 0-529 147 146 294 293 441 439 265-264 529-528 794-792 0 176 0 353 0 529z">
          <text:p/>
        </draw:path>
        <draw:custom-shape draw:style-name="gr15" draw:text-style-name="P15" draw:layer="layout" svg:width="10.151cm" svg:height="1.539cm" svg:x="2.183cm" svg:y="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5.3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8.416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9.955cm">
          <text:p text:style-name="P3"><text:span text:style-name="T2">Pág 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6.8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3.5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5.1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2.0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3.7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51cm" svg:height="1.539cm" svg:x="2.383cm" svg:y="2.2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0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0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0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0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0" draw:layer="layout" draw:type="line" svg:x1="25.516cm" svg:y1="-2.054cm" svg:x2="22.744cm" svg:y2="-8.466cm" svg:d="M25516-2054l-2772-6412" svg:viewBox="0 0 2773 6413">
          <text:p/>
        </draw:connector>
        <draw:custom-shape draw:style-name="gr5" draw:text-style-name="P5" draw:layer="layout" svg:width="10.151cm" svg:height="1.539cm" svg:x="16.139cm" svg:y="7.245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8.78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11.926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13.465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3.65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6.7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5.1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151cm" svg:height="1.539cm" svg:x="29.062cm" svg:y="12.117cm">
          <text:p text:style-name="P3"><text:span text:style-name="T3">Intercambio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229cm" svg:height="3.718cm" svg:x="29.7cm" svg:y="-2.213cm">
          <draw:text-box>
            <text:p><text:span text:style-name="T4">2</text:span></text:p>
          </draw:text-box>
        </draw:frame>
        <draw:path draw:style-name="gr14" draw:text-style-name="P16" draw:layer="layout" svg:width="1.234cm" svg:height="1.322cm" svg:x="11.026cm" svg:y="5.576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15.331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16.785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7.076cm" svg:viewBox="0 0 1235 1323" svg:d="M1235 529c-265 265-529 529-794 794-147-147-294-294-441-441 0-176 0-353 0-529 147 146 294 293 441 439 265-264 529-528 794-792 0 176 0 353 0 529z">
          <text:p/>
        </draw:path>
      </draw:page>
      <draw:page draw:name="page4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5.3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8.416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9.955cm">
          <text:p text:style-name="P3"><text:span text:style-name="T2">Pág 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6.8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3.5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5.1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2.0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3.7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51cm" svg:height="1.539cm" svg:x="2.383cm" svg:y="2.2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3.765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2.265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151cm" svg:height="1.539cm" svg:x="29.062cm" svg:y="12.118cm">
          <text:p text:style-name="P3"><text:span text:style-name="T3">Intercambio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29.062cm" svg:y="8.382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0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0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0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0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0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57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7.245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8.801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11.91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13.469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229cm" svg:height="3.718cm" svg:x="29.701cm" svg:y="-2.213cm">
          <draw:text-box>
            <text:p><text:span text:style-name="T4">3</text:span></text:p>
          </draw:text-box>
        </draw:frame>
        <draw:custom-shape draw:style-name="gr16" draw:text-style-name="P17" draw:layer="layout" svg:width="10.151cm" svg:height="1.539cm" svg:x="29.062cm" svg:y="6.84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0.151cm" svg:height="1.539cm" svg:x="28.862cm" svg:y="5.10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path draw:style-name="gr14" draw:text-style-name="P16" draw:layer="layout" svg:width="1.234cm" svg:height="1.322cm" svg:x="11.026cm" svg:y="5.577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15.332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16.786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7.077cm" svg:viewBox="0 0 1235 1323" svg:d="M1235 529c-265 265-529 529-794 794-147-147-294-294-441-441 0-176 0-353 0-529 147 146 294 293 441 439 265-264 529-528 794-792 0 176 0 353 0 529z">
          <text:p/>
        </draw:path>
      </draw:page>
      <draw:page draw:name="page5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5.3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8.416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9.955cm">
          <text:p text:style-name="P3"><text:span text:style-name="T2">Pág 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6.8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3.5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5.1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2.0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3.7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51cm" svg:height="1.539cm" svg:x="2.383cm" svg:y="2.2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3.765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29.062cm" svg:y="5.30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2.265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151cm" svg:height="1.539cm" svg:x="29.062cm" svg:y="12.118cm">
          <text:p text:style-name="P3"><text:span text:style-name="T3">Intercambio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29.062cm" svg:y="8.382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0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0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0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0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0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7.245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11.99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13.469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229cm" svg:height="3.718cm" svg:x="29.701cm" svg:y="-2.213cm">
          <draw:text-box>
            <text:p><text:span text:style-name="T4">4</text:span></text:p>
          </draw:text-box>
        </draw:frame>
        <draw:path draw:style-name="gr14" draw:text-style-name="P16" draw:layer="layout" svg:width="1.234cm" svg:height="1.322cm" svg:x="11.026cm" svg:y="5.578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15.333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16.787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7.078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3cm" svg:y="5.476cm" svg:viewBox="0 0 1235 1323" svg:d="M1235 529c-265 265-529 529-794 794-147-147-294-294-441-441 0-176 0-353 0-529 147 146 294 293 441 439 265-264 529-528 794-792 0 176 0 353 0 529z">
          <text:p/>
        </draw:path>
        <draw:custom-shape draw:style-name="gr17" draw:text-style-name="P18" draw:layer="layout" svg:width="10.151cm" svg:height="1.539cm" svg:x="28.862cm" svg:y="6.64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10.41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8.82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5.3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8.416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9.955cm">
          <text:p text:style-name="P3"><text:span text:style-name="T2">Pág 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6.8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3.5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5.1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2.0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3.7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51cm" svg:height="1.539cm" svg:x="2.383cm" svg:y="2.2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3.765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29.062cm" svg:y="5.30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15.004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2.265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151cm" svg:height="1.539cm" svg:x="29.062cm" svg:y="12.118cm">
          <text:p text:style-name="P3"><text:span text:style-name="T3">Intercambio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0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0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0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0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0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7.245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8.78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11.9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13.469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10.362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229cm" svg:height="3.718cm" svg:x="29.701cm" svg:y="-2.213cm">
          <draw:text-box>
            <text:p><text:span text:style-name="T4">5</text:span></text:p>
          </draw:text-box>
        </draw:frame>
        <draw:custom-shape draw:style-name="gr16" draw:text-style-name="P17" draw:layer="layout" svg:width="10.151cm" svg:height="1.539cm" svg:x="29.062cm" svg:y="6.84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path draw:style-name="gr14" draw:text-style-name="P16" draw:layer="layout" svg:width="1.234cm" svg:height="1.322cm" svg:x="11.026cm" svg:y="5.579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15.334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16.788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7.079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3cm" svg:y="5.476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3cm" svg:y="7.076cm" svg:viewBox="0 0 1235 1323" svg:d="M1235 529c-265 265-529 529-794 794-147-147-294-294-441-441 0-176 0-353 0-529 147 146 294 293 441 439 265-264 529-528 794-792 0 176 0 353 0 529z">
          <text:p/>
        </draw:path>
        <draw:custom-shape draw:style-name="gr17" draw:text-style-name="P18" draw:layer="layout" svg:width="10.151cm" svg:height="1.539cm" svg:x="28.862cm" svg:y="8.182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5.3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8.416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9.955cm">
          <text:p text:style-name="P3"><text:span text:style-name="T2">Pág 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6.8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3.5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5.1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2.0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3.7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51cm" svg:height="1.539cm" svg:x="2.383cm" svg:y="2.2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3.765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29.062cm" svg:y="5.30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15.004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2.265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151cm" svg:height="1.539cm" svg:x="29.062cm" svg:y="12.118cm">
          <text:p text:style-name="P3"><text:span text:style-name="T3">Intercambio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0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0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0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0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0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8.78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11.9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13.469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10.362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229cm" svg:height="3.718cm" svg:x="29.701cm" svg:y="-2.213cm">
          <draw:text-box>
            <text:p><text:span text:style-name="T4">6</text:span></text:p>
          </draw:text-box>
        </draw:frame>
        <draw:custom-shape draw:style-name="gr16" draw:text-style-name="P17" draw:layer="layout" svg:width="10.151cm" svg:height="1.539cm" svg:x="29.062cm" svg:y="6.84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9.062cm" svg:y="13.657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path draw:style-name="gr14" draw:text-style-name="P14" draw:layer="layout" svg:width="1.234cm" svg:height="1.322cm" svg:x="11.026cm" svg:y="5.575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4" draw:layer="layout" svg:width="1.234cm" svg:height="1.322cm" svg:x="11.026cm" svg:y="15.33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4" draw:layer="layout" svg:width="1.234cm" svg:height="1.322cm" svg:x="11.026cm" svg:y="16.784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6cm" svg:y="7.078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3cm" svg:y="5.476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3cm" svg:y="7.076cm" svg:viewBox="0 0 1235 1323" svg:d="M1235 529c-265 265-529 529-794 794-147-147-294-294-441-441 0-176 0-353 0-529 147 146 294 293 441 439 265-264 529-528 794-792 0 176 0 353 0 529z">
          <text:p/>
        </draw:path>
        <draw:custom-shape draw:style-name="gr17" draw:text-style-name="P18" draw:layer="layout" svg:width="10.151cm" svg:height="1.539cm" svg:x="28.862cm" svg:y="8.182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5.3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8.416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9.955cm">
          <text:p text:style-name="P3"><text:span text:style-name="T2">Pág 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6.8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3.5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5.1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2.0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3.7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51cm" svg:height="1.539cm" svg:x="2.383cm" svg:y="2.2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3.765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29.062cm" svg:y="5.30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15.004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2.265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151cm" svg:height="1.539cm" svg:x="29.062cm" svg:y="12.118cm">
          <text:p text:style-name="P3"><text:span text:style-name="T3">Intercambio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0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0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0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0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0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8.78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11.9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13.469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10.362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229cm" svg:height="3.718cm" svg:x="29.701cm" svg:y="-2.213cm">
          <draw:text-box>
            <text:p><text:span text:style-name="T4">7</text:span></text:p>
          </draw:text-box>
        </draw:frame>
        <draw:custom-shape draw:style-name="gr16" draw:text-style-name="P17" draw:layer="layout" svg:width="10.151cm" svg:height="1.539cm" svg:x="29.062cm" svg:y="6.84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9.062cm" svg:y="13.657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path draw:style-name="gr18" draw:text-style-name="P19" draw:layer="layout" svg:width="1.11cm" svg:height="1.11cm" svg:x="11.073cm" svg:y="5.586cm" svg:viewBox="0 0 1111 1111" svg:d="M1111 1111c-53 0-106 0-159 0-132-131-264-261-396-392-131 131-262 261-392 392-55 0-109 0-164 0 0-53 0-106 0-159 131-132 261-264 392-396-131-131-261-262-392-392 0-55 0-109 0-164 55 0 109 0 164 0 130 131 261 261 392 392 132-131 264-261 396-392 53 0 106 0 159 0 0 55 0 109 0 164-131 130-261 261-392 392 131 130 261 261 392 391 0 55 0 109 0 164z">
          <text:p/>
        </draw:path>
        <draw:path draw:style-name="gr14" draw:text-style-name="P14" draw:layer="layout" svg:width="1.234cm" svg:height="1.322cm" svg:x="11.027cm" svg:y="15.33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4" draw:layer="layout" svg:width="1.234cm" svg:height="1.322cm" svg:x="11.027cm" svg:y="16.784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7cm" svg:y="7.078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4cm" svg:y="5.476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4cm" svg:y="7.076cm" svg:viewBox="0 0 1235 1323" svg:d="M1235 529c-265 265-529 529-794 794-147-147-294-294-441-441 0-176 0-353 0-529 147 146 294 293 441 439 265-264 529-528 794-792 0 176 0 353 0 529z">
          <text:p/>
        </draw:path>
        <draw:custom-shape draw:style-name="gr17" draw:text-style-name="P18" draw:layer="layout" svg:width="10.151cm" svg:height="1.539cm" svg:x="28.862cm" svg:y="8.182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1" draw:layer="layout" svg:width="1.984cm" svg:height="16.789cm" svg:x="38.203cm" svg:y="1.8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7.907cm" svg:height="16.789cm" svg:x="1.78cm" svg:y="1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5.004cm">
          <text:p text:style-name="P3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5.3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8.416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9.955cm">
          <text:p text:style-name="P3"><text:span text:style-name="T2">Pág 5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.383cm" svg:y="6.8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3.5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5.138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2.383cm" svg:y="16.677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12.0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.383cm" svg:y="3.799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151cm" svg:height="1.539cm" svg:x="2.383cm" svg:y="2.299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3.765cm">
          <text:p text:style-name="P3"><text:span text:style-name="T3">Pág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29.062cm" svg:y="5.30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15.004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151cm" svg:height="1.539cm" svg:x="29.062cm" svg:y="2.265cm">
          <text:p text:style-name="P3"><text:span text:style-name="T3">Pág 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3.65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6.7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151cm" svg:height="1.539cm" svg:x="29.062cm" svg:y="15.1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0.151cm" svg:height="1.539cm" svg:x="29.062cm" svg:y="12.118cm">
          <text:p text:style-name="P3"><text:span text:style-name="T3">Intercambio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14.492cm" svg:y1="-7.833cm" svg:x2="18.097cm" svg:y2="-5.926cm" svg:d="M14492-7833l3605 1907" svg:viewBox="0 0 3606 1908">
          <text:p/>
        </draw:connector>
        <draw:connector draw:style-name="gr9" draw:text-style-name="P10" draw:layer="layout" draw:type="line" svg:x1="14.492cm" svg:y1="-6.333cm" svg:x2="18.097cm" svg:y2="-4.387cm" svg:d="M14492-6333l3605 1946" svg:viewBox="0 0 3606 1947">
          <text:p/>
        </draw:connector>
        <draw:connector draw:style-name="gr9" draw:text-style-name="P10" draw:layer="layout" draw:type="line" svg:x1="15.454cm" svg:y1="-0.535cm" svg:x2="19.059cm" svg:y2="-8.428cm" svg:d="M15454-535l3605-7893" svg:viewBox="0 0 3606 7894">
          <text:p/>
        </draw:connector>
        <draw:connector draw:style-name="gr9" draw:text-style-name="P10" draw:layer="layout" draw:type="line" svg:x1="17.33cm" svg:y1="-0.285cm" svg:x2="20.935cm" svg:y2="-8.139cm" svg:d="M17330-285l3605-7854" svg:viewBox="0 0 3606 7855">
          <text:p/>
        </draw:connector>
        <draw:connector draw:style-name="gr9" draw:text-style-name="P10" draw:layer="layout" draw:type="line" svg:x1="25.516cm" svg:y1="-0.554cm" svg:x2="22.744cm" svg:y2="-6.927cm" svg:d="M25516-554l-2772-6373" svg:viewBox="0 0 2773 6374">
          <text:p/>
        </draw:connector>
        <draw:connector draw:style-name="gr9" draw:text-style-name="P10" draw:layer="layout" draw:type="line" svg:x1="25.516cm" svg:y1="-2.054cm" svg:x2="22.744cm" svg:y2="-8.466cm" svg:d="M25516-2054l-2772-6412" svg:viewBox="0 0 2773 6413">
          <text:p/>
        </draw:connector>
        <draw:custom-shape draw:style-name="gr3" draw:text-style-name="P2" draw:layer="layout" svg:width="10.151cm" svg:height="1.539cm" svg:x="16.139cm" svg:y="5.7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7.245cm">
          <text:p text:style-name="P3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0.323cm">
          <text:p text:style-name="P3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3.465cm">
          <text:p text:style-name="P3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11.901cm">
          <text:p text:style-name="P3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151cm" svg:height="1.539cm" svg:x="16.139cm" svg:y="8.784cm">
          <text:p text:style-name="P3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4.206cm">
          <text:p text:style-name="P3"><text:span text:style-name="T3">M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51cm" svg:height="1.539cm" svg:x="16.139cm" svg:y="5.745cm">
          <text:p text:style-name="P3"><text:span text:style-name="T3">M1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8.784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151cm" svg:height="1.539cm" svg:x="16.139cm" svg:y="11.9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16.139cm" svg:y="13.469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10.362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29.062cm" svg:y="6.843cm">
          <text:p text:style-name="P3"><text:span text:style-name="T2">Pág 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151cm" svg:height="1.539cm" svg:x="29.062cm" svg:y="13.657cm">
          <text:p text:style-name="P3"><text:span text:style-name="T2">Pág 2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29.062cm" svg:y="8.382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0.151cm" svg:height="1.539cm" svg:x="16.139cm" svg:y="7.284cm">
          <text:p text:style-name="P3"><text:span text:style-name="T2">Pág 4</text:span></text:p>
          <draw:enhanced-geometry svg:viewBox="0 0 21600 21600" draw:type="rectangle" draw:enhanced-path="M 0 0 L 21600 0 21600 21600 0 21600 0 0 Z N"/>
        </draw:custom-shape>
        <draw:path draw:style-name="gr18" draw:text-style-name="P20" draw:layer="layout" svg:width="1.11cm" svg:height="1.11cm" svg:x="11.074cm" svg:y="5.586cm" svg:viewBox="0 0 1111 1111" svg:d="M1111 1111c-53 0-106 0-159 0-132-131-264-261-396-392-131 131-262 261-392 392-55 0-109 0-164 0 0-53 0-106 0-159 131-132 261-264 392-396-131-131-261-262-392-392 0-55 0-109 0-164 55 0 109 0 164 0 130 131 261 261 392 392 132-131 264-261 396-392 53 0 106 0 159 0 0 55 0 109 0 164-131 130-261 261-392 392 131 130 261 261 392 391 0 55 0 109 0 164z">
          <text:p/>
        </draw:path>
        <draw:path draw:style-name="gr14" draw:text-style-name="P14" draw:layer="layout" svg:width="1.234cm" svg:height="1.322cm" svg:x="11.028cm" svg:y="15.33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4" draw:layer="layout" svg:width="1.234cm" svg:height="1.322cm" svg:x="11.028cm" svg:y="16.784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11.028cm" svg:y="7.078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5cm" svg:y="5.476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5cm" svg:y="7.076cm" svg:viewBox="0 0 1235 1323" svg:d="M1235 529c-265 265-529 529-794 794-147-147-294-294-441-441 0-176 0-353 0-529 147 146 294 293 441 439 265-264 529-528 794-792 0 176 0 353 0 529z">
          <text:p/>
        </draw:path>
        <draw:path draw:style-name="gr14" draw:text-style-name="P16" draw:layer="layout" svg:width="1.234cm" svg:height="1.322cm" svg:x="37.685cm" svg:y="8.576cm" svg:viewBox="0 0 1235 1323" svg:d="M1235 529c-265 265-529 529-794 794-147-147-294-294-441-441 0-176 0-353 0-529 147 146 294 293 441 439 265-264 529-528 794-792 0 176 0 353 0 52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DejaVu Sans2" svg:font-family="'DejaVu Sans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Webdings" svg:font-family="Web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DejaVu Sans1" svg:font-family="'DejaVu Sans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6-06T18:07:27.966846289</meta:creation-date>
    <dc:date>2016-06-23T16:17:07.105590143</dc:date>
    <dc:creator>Eduardo Grosclaude</dc:creator>
    <meta:editing-duration>PT5H30M52S</meta:editing-duration>
    <meta:editing-cycles>14</meta:editing-cycles>
    <meta:generator>LibreOffice/5.0.4.2$Linux_X86_64 LibreOffice_project/2b9802c1994aa0b7dc6079e128979269cf95bc78</meta:generator>
    <meta:document-statistic meta:object-count="460"/>
  </office:meta>
</office:document-meta>
</file>